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7e5d" officeooo:paragraph-rsid="00087e5d"/>
    </style:style>
    <style:style style:name="P2" style:family="paragraph" style:parent-style-name="Standard">
      <style:text-properties fo:font-weight="bold" officeooo:rsid="00087e5d" officeooo:paragraph-rsid="00087e5d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087e5d" officeooo:paragraph-rsid="00087e5d" style:font-weight-asian="bold" style:font-weight-complex="bold"/>
    </style:style>
    <style:style style:name="P4" style:family="paragraph" style:parent-style-name="Standard">
      <style:text-properties fo:color="#2a6099" loext:opacity="100%" officeooo:rsid="00087e5d" officeooo:paragraph-rsid="00087e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vanced Application Programming</text:p>
      <text:p text:style-name="P1">Assignment 1 </text:p>
      <text:p text:style-name="P1">2003944 BSD</text:p>
      <text:p text:style-name="P1">Wallace Otieno Wahong’o</text:p>
      <text:p text:style-name="P1"/>
      <text:p text:style-name="P1"/>
      <text:p text:style-name="P4">Booker University library maintains an inventory of books. The list includes the details: Author, price, title,</text:p>
      <text:p text:style-name="P4">book_number and number of copies of each book. Whenever new books are purchased the librarian adds the book</text:p>
      <text:p text:style-name="P4">details into the database. The chief librarian occasionally requests for a list of all the books in the database.</text:p>
      <text:p text:style-name="P4">Required</text:p>
      <text:p text:style-name="P4">Construct a simple class called book with suitable data members and member functions to:-</text:p>
      <text:p text:style-name="P4">(i) Insert a new book record into the database</text:p>
      <text:p text:style-name="P4">(ii) Display a list of all books in the database</text:p>
      <text:p text:style-name="P4">(iii) Write a main function to test the program</text:p>
      <text:p text:style-name="P1"/>
      <text:p text:style-name="P1">namespace Booker_library;</text:p>
      <text:p text:style-name="P1"/>
      <text:p text:style-name="P1">public class Book</text:p>
      <text:p text:style-name="P1">{</text:p>
      <text:p text:style-name="P1"><text:s text:c="4"/>public string Author { get; set; }</text:p>
      <text:p text:style-name="P1"><text:s text:c="4"/>public double Price { get; set; }</text:p>
      <text:p text:style-name="P1"><text:s text:c="4"/>public string Title { get; set; }</text:p>
      <text:p text:style-name="P1"><text:s text:c="4"/>public string BookNumber { get; set; }</text:p>
      <text:p text:style-name="P1"><text:s text:c="4"/>public int NumberOfCopies { get; set; }</text:p>
      <text:p text:style-name="P1"/>
      <text:p text:style-name="P1">}</text:p>
      <text:p text:style-name="P1"/>
      <text:p text:style-name="P1">public class Library</text:p>
      <text:p text:style-name="P1">{</text:p>
      <text:p text:style-name="P1"><text:s text:c="4"/>private List&lt;Book&gt; bookList = new List&lt;Book&gt;();</text:p>
      <text:p text:style-name="P1"/>
      <text:p text:style-name="P1"><text:s text:c="4"/>public void AddBook(Book book)</text:p>
      <text:p text:style-name="P1"><text:s text:c="4"/>{</text:p>
      <text:p text:style-name="P1"><text:s text:c="8"/>bookList.Add(book);</text:p>
      <text:p text:style-name="P1"><text:s text:c="4"/>}</text:p>
      <text:p text:style-name="P1"/>
      <text:p text:style-name="P1"><text:s text:c="4"/>public void DisplayBooks()</text:p>
      <text:p text:style-name="P1"><text:s text:c="4"/>{</text:p>
      <text:p text:style-name="P1"><text:s text:c="8"/>foreach (var book in bookList)</text:p>
      <text:p text:style-name="P1"><text:s text:c="8"/>{</text:p>
      <text:p text:style-name="P1"><text:s text:c="12"/>Console.WriteLine($"Author: {book.Author}, Price: {book.Price}, Title: {book.Title}, Book Number: {book.BookNumber}, Number of Copies: {book.NumberOfCopies}");</text:p>
      <text:p text:style-name="P1"><text:s text:c="8"/>}</text:p>
      <text:p text:style-name="P1"><text:s text:c="4"/>}</text:p>
      <text:p text:style-name="P1">}</text:p>
      <text:p text:style-name="P1"/>
      <text:p text:style-name="P1"><text:soft-page-break/>class Program</text:p>
      <text:p text:style-name="P1">{</text:p>
      <text:p text:style-name="P1"><text:s text:c="4"/>static void Main(string[] args)</text:p>
      <text:p text:style-name="P1"><text:s text:c="4"/>{</text:p>
      <text:p text:style-name="P1"><text:s text:c="8"/>Console.WriteLine("Hello, World!");</text:p>
      <text:p text:style-name="P1"/>
      <text:p text:style-name="P1"><text:s text:c="8"/>Library library = new Library();</text:p>
      <text:p text:style-name="P1"/>
      <text:p text:style-name="P1"><text:s text:c="8"/>library.AddBook(new Book { Author = "J.F Kennedy", Price = 10.0, Title = "Don't die on Job", BookNumber = "BN1", NumberOfCopies = 5 });</text:p>
      <text:p text:style-name="P1"><text:s text:c="8"/>library.AddBook(new Book { Author = "Wallace Wahongo", Price = 15.0, Title = "Introduction to Kotlin", BookNumber = "BN2", NumberOfCopies = 3 });</text:p>
      <text:p text:style-name="P1"/>
      <text:p text:style-name="P1"><text:s text:c="8"/>library.DisplayBooks();</text:p>
      <text:p text:style-name="P1"><text:s text:c="4"/>}</text:p>
      <text:p text:style-name="P1">}</text:p>
      <text:p text:style-name="P1"/>
      <text:p text:style-name="P1"/>
      <text:p text:style-name="P3">Question 2 {10 Marks}</text:p>
      <text:p text:style-name="P4">DT Dobie (K) Ltd sells a range of vehicles, including Mercedes and Nissan in the East African region. Vehicle sale</text:p>
      <text:p text:style-name="P4">details include the Make (e.g. Nissan), Model (e.g. Sunny), Engine Number and Sale Price.</text:p>
      <text:p text:style-name="P4">(i) Create a class vehicle that captures the above data using a function called set_vehicle()</text:p>
      <text:p text:style-name="P4">(ii) The company makes a profit of 15% from the sale price for every vehicle. Create another function called</text:p>
      <text:p text:style-name="P4">get_profit() which is still a member of the class vehicle to calculate and return the profit.</text:p>
      <text:p text:style-name="P4">(iii) Implement (i) and (ii) using an object in the main() function to capture the vehicle details and display the profit.</text:p>
      <text:p text:style-name="P1"/>
      <text:p text:style-name="P1">namespace DT_Dobie;</text:p>
      <text:p text:style-name="P1"/>
      <text:p text:style-name="P1">public class Vehicle</text:p>
      <text:p text:style-name="P1">{</text:p>
      <text:p text:style-name="P1"><text:s text:c="4"/>public string Make { get; private set; }</text:p>
      <text:p text:style-name="P1"><text:s text:c="4"/>public string Model { get; private set; }</text:p>
      <text:p text:style-name="P1"><text:s text:c="4"/>public string EngineNumber { get; private set; }</text:p>
      <text:p text:style-name="P1"><text:s text:c="4"/>public double SalePrice { get; private set; }</text:p>
      <text:p text:style-name="P1"/>
      <text:p text:style-name="P1"><text:s text:c="4"/>public void SetVehicle(string make, string model, string engineNumber, double salePrice)</text:p>
      <text:p text:style-name="P1"><text:s text:c="4"/>{</text:p>
      <text:p text:style-name="P1"><text:s text:c="8"/>Make = make;</text:p>
      <text:p text:style-name="P1"><text:s text:c="8"/>Model = model;</text:p>
      <text:p text:style-name="P1"><text:s text:c="8"/>EngineNumber = engineNumber;</text:p>
      <text:p text:style-name="P1"><text:s text:c="8"/>SalePrice = salePrice;</text:p>
      <text:p text:style-name="P1"><text:s text:c="4"/>}</text:p>
      <text:p text:style-name="P1"/>
      <text:p text:style-name="P1"><text:s text:c="4"/>public double GetProfit()</text:p>
      <text:p text:style-name="P1"><text:s text:c="4"/>{</text:p>
      <text:p text:style-name="P1"><text:s text:c="8"/>return SalePrice * 0.15;</text:p>
      <text:p text:style-name="P1"><text:s text:c="4"/>}</text:p>
      <text:p text:style-name="P1">}</text:p>
      <text:p text:style-name="P1"/>
      <text:p text:style-name="P1">class Program</text:p>
      <text:p text:style-name="P1">{</text:p>
      <text:p text:style-name="P1"><text:s text:c="4"/>static void Main(string[] args)</text:p>
      <text:p text:style-name="P1"><text:s text:c="4"/>{</text:p>
      <text:p text:style-name="P1"><text:s text:c="8"/>Vehicle vehicle = new Vehicle();</text:p>
      <text:p text:style-name="P1"><text:s text:c="8"/>vehicle.SetVehicle("Nissan", "Sunny", "EN123456", 20000.0);</text:p>
      <text:p text:style-name="P1"/>
      <text:p text:style-name="P1"><text:s text:c="8"/>Console.WriteLine($"Profit from the sale of the vehicle: {vehicle.GetProfit()}")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21:52:42.998574454</meta:creation-date>
    <dc:date>2024-06-13T21:57:50.557344549</dc:date>
    <meta:editing-duration>PT5M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3" meta:paragraph-count="82" meta:word-count="462" meta:character-count="3178" meta:non-whitespace-character-count="2537"/>
  </office:meta>
</office:document-meta>
</file>